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a74fa" officeooo:paragraph-rsid="000a74fa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a74fa" officeooo:paragraph-rsid="000a74fa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abd8b" officeooo:paragraph-rsid="000abd8b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0ad27" officeooo:paragraph-rsid="0010ad2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abd8b" officeooo:paragraph-rsid="000abd8b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abd8b" officeooo:paragraph-rsid="000c4f4e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dd03a" officeooo:paragraph-rsid="000dd03a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e23c9" officeooo:paragraph-rsid="000e23c9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ec9ac" officeooo:paragraph-rsid="000ec9ac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0ad27" officeooo:paragraph-rsid="0010ad27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0e23c9" officeooo:paragraph-rsid="000e23c9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0ec9ac" officeooo:paragraph-rsid="000ec9ac"/>
    </style:style>
    <style:style style:name="T1" style:family="text">
      <style:text-properties officeooo:rsid="000c4f4e"/>
    </style:style>
    <style:style style:name="T2" style:family="text">
      <style:text-properties officeooo:rsid="000ec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n°2</text:p>
      <text:p text:style-name="P1"/>
      <text:p text:style-name="P1"/>
      <text:p text:style-name="P3">Exercice 1 :</text:p>
      <text:p text:style-name="P2"/>
      <text:p text:style-name="P5">1)</text:p>
      <text:p text:style-name="P5">les variables d’instance : heure , minute</text:p>
      <text:p text:style-name="P5">les constructeurs : Montre(), montre(int h, int i) </text:p>
      <text:p text:style-name="P5">méthodes d’accès en lecture : setHeure(int h), setMinute(int m)</text:p>
      <text:p text:style-name="P5">méthodes d’accès en écriture : getHeure(), getMinute()</text:p>
      <text:p text:style-name="P5"/>
      <text:p text:style-name="P6">2) <text:span text:style-name="T1">Les méthodes publiques : </text:span>getHeure(), getMinute(), setHeure(int h), setMinute(int m)</text:p>
      <text:p text:style-name="P6"/>
      <text:p text:style-name="P7">3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Montre m1</text:p>
          </table:table-cell>
        </table:table-row>
        <table:table-row>
          <table:table-cell table:style-name="Tableau1.A2" office:value-type="string">
            <text:p text:style-name="P11">Heure = 0</text:p>
            <text:p text:style-name="P11">minute = 0</text:p>
          </table:table-cell>
        </table:table-row>
      </table:table>
      <text:p text:style-name="P7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Montre m2</text:p>
          </table:table-cell>
        </table:table-row>
        <table:table-row>
          <table:table-cell table:style-name="Tableau2.A2" office:value-type="string">
            <text:p text:style-name="P11">Heure = 13</text:p>
            <text:p text:style-name="P11">minute = 42</text:p>
          </table:table-cell>
        </table:table-row>
      </table:table>
      <text:p text:style-name="P7"/>
      <text:p text:style-name="P8"><text:span text:style-name="T2">m</text:span>3 = <text:span text:style-name="T2">m</text:span>2</text:p>
      <text:p text:style-name="P8"/>
      <text:p text:style-name="P9">4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Montre m1</text:p>
          </table:table-cell>
        </table:table-row>
        <table:table-row>
          <table:table-cell table:style-name="Tableau3.A2" office:value-type="string">
            <text:p text:style-name="P12">Heure = 0</text:p>
            <text:p text:style-name="P12">minute = 22</text:p>
          </table:table-cell>
        </table:table-row>
      </table:table>
      <text:p text:style-name="P9"/>
      <text:p text:style-name="P9"/>
      <text:p text:style-name="P9"/>
      <text:p text:style-name="P4">Exercice 2 :</text:p>
      <text:p text:style-name="P4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4:08:09.245933839</meta:creation-date>
    <meta:generator>LibreOffice/7.4.4.2$Linux_X86_64 LibreOffice_project/40$Build-2</meta:generator>
    <dc:date>2023-01-25T14:49:36.572772535</dc:date>
    <meta:editing-duration>PT41M24S</meta:editing-duration>
    <meta:editing-cycles>7</meta:editing-cycles>
    <meta:document-statistic meta:table-count="3" meta:image-count="0" meta:object-count="0" meta:page-count="1" meta:paragraph-count="21" meta:word-count="80" meta:character-count="425" meta:non-whitespace-character-count="365"/>
  </office:meta>
</office:document-meta>
</file>